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fo:padding="0in" fo:border="none"/>
    </style:style>
    <style:style style:name="P4" style:family="paragraph" style:parent-style-name="Standard">
      <style:paragraph-properties fo:margin-top="0in" fo:margin-bottom="0in" loext:contextual-spacing="false" fo:padding="0in" fo:border="none"/>
      <style:text-properties fo:font-weight="bold" style:font-weight-asian="bold"/>
    </style:style>
    <style:style style:name="P5" style:family="paragraph" style:parent-style-name="Standard"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ITV</text:span></text:p>
      <text:p text:style-name="P1">v2.3.2 Krogsbell 2017-01-31</text:p>
      <text:p text:style-name="P1">Recording from ITV now includes subtitles if possible. The subtitles file have the same name as the video, but with extension .srt</text:p>
      <text:p text:style-name="P1"/>
      <text:p text:style-name="P1">v2.3.2 Krogsbell 2017-01-29</text:p>
      <text:p text:style-name="P1">Added to record if any Krogsbell NTV addon installed</text:p>
      <text:p text:style-name="P1"/>
      <text:p text:style-name="P1">v2.2.21</text:p>
      <text:p text:style-name="P1">Added ItvBe</text:p>
      <text:p text:style-name="P2"/>
      <text:p text:style-name="P1"><text:span text:style-name="T1">iPlayerWWW (BBC)</text:span></text:p>
      <text:p text:style-name="P1">v3.0.5 Many changes by the developers</text:p>
      <text:p text:style-name="P1">This version by Krogsbell 2017-04-29 allows recording by Krogsbell Kodi Addons</text:p>
      <text:p text:style-name="P1">Recording from new BBC iPlayerWWW requires that it uses HLS stream setting</text:p>
      <text:p text:style-name="P1"/>
      <text:p text:style-name="P1">v2.5.4</text:p>
      <text:p text:style-name="P1">Fixed missing icon image when using BBCiD.</text:p>
      <text:p text:style-name="P1">Properly added new CDN Bidi (worked before just by chance).</text:p>
      <text:p text:style-name="P1">Added option to select main menu entries.</text:p>
      <text:p text:style-name="P1"/>
      <text:p text:style-name="P1"><text:soft-page-break/>v2.5.3 Krogsbell</text:p>
      <text:p text:style-name="P1">Allow recording through Krogsbell NTV addons</text:p>
      <text:p text:style-name="P2"/>
      <text:p text:style-name="P1"><text:span text:style-name="T1">DRNU Addon</text:span></text:p>
      <text:p text:style-name="P1">Version 2017.08.30 - Modified Krogsbell</text:p>
      <text:p text:style-name="P1">- Recording to addon = plugin.video.roqtvrec added</text:p>
      <text:p text:style-name="P1">- Version number changed to modification date</text:p>
      <text:p text:style-name="P1">Version 5.0.9 - Modified Krogsbell 201-01-29</text:p>
      <text:p text:style-name="P1">- Recording fixed to work together with BBC iPlayer WWW and ITV modified addons</text:p>
      <text:p text:style-name="P1">Version 5.0.9 - Modified Krogsbell 2016-08-20</text:p>
      <text:p text:style-name="P1">- When showing a Video from archive - the video is recorded with WOZBOXNTV/NTV/WLIPTV/MYINDIANTV Addon from this date with ffmpeg</text:p>
      <text:p text:style-name="P1">Other updates see the changelog.txt</text:p>
      <text:p text:style-name="P2"/>
      <text:p text:style-name="P1"><text:span text:style-name="T1">Raytec EPG Downloader</text:span> </text:p>
      <text:p text:style-name="P1">2017-09-08 Updated selections in setup.xml</text:p>
      <text:p text:style-name="P1"><text:s text:c="11"/>You can now select up to 13 files - the last 3 is free form</text:p>
      <text:p text:style-name="P1"><text:s text:c="11"/>Rytec now delivers EPG in many more but smaller files</text:p>
      <text:p text:style-name="P1">2017-08-16 Version 2017.08.16</text:p>
      <text:p text:style-name="P1"><text:s text:c="11"/>Version number changed to date</text:p>
      <text:p text:style-name="P1"><text:s text:c="11"/>Separation between title and subtitle changed from ' -x- ' to ' ' (one space)</text:p>
      <text:p text:style-name="P1">2017-03-24 Version 0.7.8</text:p>
      <text:p text:style-name="P1"><text:soft-page-break/><text:s text:c="11"/>Change displayname in xml file for TV2.dk from TV2 to TV2 dk and dr3.dk from DR 3 to DR3</text:p>
      <text:p text:style-name="P1">2016-09-22 Version 0.7.7</text:p>
      <text:p text:style-name="P1"><text:s text:c="11"/>Show XML when downloading</text:p>
      <text:p text:style-name="P1">2016-09-19 Version 0.7.6</text:p>
      <text:p text:style-name="P1"><text:s text:c="11"/>Remove '&lt;div class="other"&gt;' from sub-title and replace with [other]</text:p>
      <text:p text:style-name="P1"><text:s text:c="11"/>Titles and subtitles are separated by -x-</text:p>
      <text:p text:style-name="P1">2016-08-03 Version 0.7.5</text:p>
      <text:p text:style-name="P1"><text:tab/>Save the old master.xml as masterOLD.xml</text:p>
      <text:p text:style-name="P1">2016-07-20 Version 0.7.4</text:p>
      <text:p text:style-name="P1"><text:s text:c="11"/>The sub-title can be merged with the title</text:p>
      <text:p text:style-name="P1">2016-06-29 Version 0.7.3</text:p>
      <text:p text:style-name="P1"><text:s text:c="11"/>The date of the last import and successful merge can be seen in the configuration</text:p>
      <text:p text:style-name="P1">2016-06-22 Version 0.7.2</text:p>
      <text:p text:style-name="P1"><text:s text:c="11"/>When merge has finished the merged_epg.xml file is copied to master.xml (for use with iVue TV Guide and to have full epg even after merge failure)</text:p>
      <text:p text:style-name="P1"/>
      <text:p text:style-name="P4"/>
      <text:p text:style-name="P4"/>
      <text:p text:style-name="P3"><text:span text:style-name="T1">WOZBOXNTV/WLIPTV/MyIndianTV/NTV5 - Kodi Addon</text:span></text:p>
      <text:p text:style-name="P3"><text:span text:style-name="T2"># This version i based on the original NTV AddOn 3.3.9 from Mickey1234 with additions for version 3.4.1 - 3.5.0 and v3.4.4-Krogsbell</text:span></text:p>
      <text:p text:style-name="P3"><text:span text:style-name="T2"># Read changelog.txt for description of all changes</text:span></text:p>
      <text:p text:style-name="P3"><text:span text:style-name="T2">#</text:span></text:p>
      <text:p text:style-name="P3"><text:soft-page-break/><text:span text:style-name="T2"># The WOZBOXNTV is a branch of the NTV.mx addon and can be installed together with NTV.mx, but as both uses your NTV userID, you can only use one or the other.</text:span></text:p>
      <text:p text:style-name="P3"><text:span text:style-name="T2"># WLIPTV and My Indian TV and NTV5 are based on the same code as WOZBOXNTV, but may only be available in older versions</text:span></text:p>
      <text:p text:style-name="P3"><text:span text:style-name="T2">#</text:span></text:p>
      <text:p text:style-name="P3"><text:span text:style-name="T2"># Krogsbell changes:</text:span></text:p>
      <text:p text:style-name="P3"><text:span text:style-name="T2"># 2017-08-29 <text:s text:c="7"/>At startup or when record folder is not writable: 1. select another setup 2. If no setup available open settings</text:span></text:p>
      <text:p text:style-name="P3"><text:span text:style-name="T2"># 2017-08-28 <text:s text:c="7"/>Menu entries on all folders and documents</text:span></text:p>
      <text:p text:style-name="P3"><text:span text:style-name="T2"># 2017-08-19 <text:s text:c="7"/>When folder is not writable and user name empty - select a previous setup.xml file otherwise open the settings dialog box to set the recording folder. When fixed once the box will not come again even if the problem still exist</text:span></text:p>
      <text:p text:style-name="P3"><text:span text:style-name="T2"># 2017-08-18 <text:s text:c="7"/>Version number changed to date</text:span></text:p>
      <text:p text:style-name="P3"><text:span text:style-name="T2"># <text:s text:c="18"/>Display of My Subscriptions changed</text:span></text:p>
      <text:p text:style-name="P3"><text:span text:style-name="T2"># 2017-08-15 5.1.10 Make subtitle files en.srt/da.srt + just .srt - the first for plex the second for Kodi autoplay of subtitles</text:span></text:p>
      <text:p text:style-name="P3"><text:span text:style-name="T2"># 2017-08-15 5.1.9: Delete information and subtitles if they are available, when deleting a recording</text:span></text:p>
      <text:p text:style-name="P3"><text:span text:style-name="T2"># <text:s text:c="18"/>Description of recorded file is shown as comment</text:span></text:p>
      <text:p text:style-name="P3"><text:span text:style-name="T2"># <text:s text:c="18"/>Menu entries are now coloured</text:span></text:p>
      <text:p text:style-name="P3"><text:span text:style-name="T2"># 2017-08-07 5.1.8: Changed WOZBOX TV guide to ROQ TV Rec as ivue tvguide seems to be unable to understand the Rytec xmltv files after upgrade and WOZBOX TV guide is not with data</text:span></text:p>
      <text:p text:style-name="P3"><text:span text:style-name="T2"># <text:s text:c="18"/>Added EXIT in home menu (red)</text:span></text:p>
      <text:p text:style-name="P3"><text:span text:style-name="T2"># <text:s text:c="18"/>Added menu entries to home menu</text:span></text:p>
      <text:p text:style-name="P3"><text:span text:style-name="T2"># <text:s text:c="18"/>Added fanart</text:span></text:p>
      <text:p text:style-name="P3"><text:span text:style-name="T2"># 2017-08-02 5.1.7: Changed in datatime at the scheduling</text:span></text:p>
      <text:p text:style-name="P3"><text:span text:style-name="T2"># 2017-06-07 5.1.6: Directed to set Record path if empty or not writable</text:span></text:p>
      <text:p text:style-name="P3"><text:span text:style-name="T2"># <text:s text:c="18"/>Added a HTTP-Keep-Alive function. Set a http command in the settings (e.g. Activate your IP at SmartDNS Proxy with https://www.smartdnsproxy.com/api/IP/update/XXXXXXXXXXXXXXX (replace XXX.. with your direct link)) and that will be executed each 5 minutes</text:span></text:p>
      <text:p text:style-name="P3"><text:span text:style-name="T2"># 2017-05-25 5.1.5: Previous purchases are now sorted in reverse</text:span></text:p>
      <text:p text:style-name="P3"><text:soft-page-break/><text:span text:style-name="T2"># 2017-05-14 5.1.4: Rearranged the startmenu to be: Favorites, My Channels, Recordings, Planned Recordings, Restore Planned Recorsings, My Account and WOZBOX NTV Categories</text:span></text:p>
      <text:p text:style-name="P3"><text:span text:style-name="T2"># 2017-04-30 5.1.3: Added more direct Danish channels</text:span></text:p>
      <text:p text:style-name="P3"><text:span text:style-name="T2"># 2017-04-29 Recording from new BBC iPlayerWWW requires that it uses HLS stream setting</text:span></text:p>
      <text:p text:style-name="P3"><text:span text:style-name="T2"># 2017-04-04 5.1.2: All NTV categories have been put in a submenu at the bottom</text:span></text:p>
      <text:p text:style-name="P3"><text:span text:style-name="T2"># 2017-03-23 5.1.1: m3u files are updated with "group-title="</text:span></text:p>
      <text:p text:style-name="P3"><text:span text:style-name="T2"># 2017-03-20 5.1.0: Changes version number from 1.0.26 to 5.1.0 </text:span></text:p>
      <text:p text:style-name="P3"><text:span text:style-name="T2"># 2017-03-20 Fix problem with recursive records not being restored</text:span></text:p>
      <text:p text:style-name="P3"><text:span text:style-name="T2"># 2017-03-18 Log recursive records when restored</text:span></text:p>
      <text:p text:style-name="P3"><text:span text:style-name="T2"># 2017-03-13 The TV Guides used for searching is started on interval set in settings to make sure it updates.</text:span></text:p>
      <text:p text:style-name="P3"><text:span text:style-name="T2"># 2017-03-11 The title of the recording includes "NTV-" in the channel name if recorded from NTV </text:span></text:p>
      <text:p text:style-name="P3"><text:span text:style-name="T2"># 2017-03-03 Fixed error when no description un uri to recorduriffmpeg</text:span></text:p>
      <text:p text:style-name="P3"><text:span text:style-name="T2"># 2017-02-06 Set permission of infofile to 0776</text:span></text:p>
      <text:p text:style-name="P3"><text:span text:style-name="T2"># 2017-01-31 Recording from BBC now includes subtitles if possible. The subtitles file have the same name as the video, but with extension .srt</text:span></text:p>
      <text:p text:style-name="P3"><text:span text:style-name="T2"># <text:s text:c="11"/>Recording from ITV now includes subtitles if possible. The subtitles file have the same name as the video, but with extension .srt</text:span></text:p>
      <text:p text:style-name="P3"><text:span text:style-name="T2"># <text:s text:c="11"/>Recording from DRnu now includes subtitles if possible. The subtitles file have the same name as the video, but with extension .srt</text:span></text:p>
      <text:p text:style-name="P3"><text:span text:style-name="T2"># 2017-01-29 Added recording from BBC iPlayer WWW and ITV special versions Addons, in addition to recording from DRnu, DRbonanza and Filmon</text:span></text:p>
      <text:p text:style-name="P3"><text:span text:style-name="T2"># 2017-01-25 Direct Channels are now in files directchannelshd.csv and directchannelssd.csv</text:span></text:p>
      <text:p text:style-name="P3"><text:span text:style-name="T2"># <text:s text:c="11"/>The files are comma separated text files and have the format as shown in the first line:</text:span></text:p>
      <text:p text:style-name="P3"><text:span text:style-name="T2"># <text:s text:c="11"/># NTV Channel Number, NTV Name, Direct link (may include userID and password like in FlawlessIPTV)</text:span></text:p>
      <text:p text:style-name="P3"><text:span text:style-name="T2"># <text:s text:c="11"/>Like: 312,BBC One HD,http://vs-hls-uk-live.akamaized.net/pool_30/live/bbc_one_hd/bbc_one_hd.isml/bbc_one_hd-pa4%3d128000-video%3d5070016.m3u8</text:span></text:p>
      <text:p text:style-name="P3"><text:span text:style-name="T2"># 2017-01-24 Recursive recording can now use negative text search (maximum of 3 text strings)</text:span></text:p>
      <text:p text:style-name="P3"><text:soft-page-break/><text:span text:style-name="T2"># <text:s text:c="11"/>The format is: &lt;search text&gt;[^&lt;1. not included text&gt;][^&lt;2. not included text&gt;][^&lt;3. not included text&gt;]</text:span></text:p>
      <text:p text:style-name="P3"><text:span text:style-name="T2"># <text:s text:c="11"/>Example: Formel%løbet^Ungarn^USA^Canada</text:span></text:p>
      <text:p text:style-name="P3"><text:span text:style-name="T2"># <text:s text:c="11"/>Formel%løbet - selects all program records holding the word formel and followed by the word løbet</text:span></text:p>
      <text:p text:style-name="P3"><text:span text:style-name="T2"># <text:s text:c="11"/>Then deselects any record with either of the words Ungarn, USA and Canada</text:span></text:p>
      <text:p text:style-name="P3"><text:span text:style-name="T2"># <text:s text:c="11"/>All search text strings can use the percentage sign % to allow any characters between the text strings</text:span></text:p>
      <text:p text:style-name="P3"><text:span text:style-name="T2"># 2017-01-22 If recording fails (record-ffmpeg.py) a pause is added before retry. The pause is longer after each error</text:span></text:p>
      <text:p text:style-name="P3"><text:span text:style-name="T2"># <text:s text:c="11"/>Record Videos from iPlayer WWW version 2.5.4 Krogsbell</text:span></text:p>
      <text:p text:style-name="P3"><text:span text:style-name="T2"># 2017-01-11 A setting allows to get icons from via local database or from local folder</text:span></text:p>
      <text:p text:style-name="P3"><text:span text:style-name="T2"># <text:s text:c="11"/>Recursive search will now report errors and try to cope with missing dates</text:span></text:p>
      <text:p text:style-name="P3"><text:span text:style-name="T2"># <text:s text:c="11"/>Recursive recording will always search the channel the recording points to plus either the first 25 or 50 channels or eventually all channels</text:span></text:p>
      <text:p text:style-name="P3"><text:span text:style-name="T2"># 2017-01-10 Most channels have flat logos</text:span></text:p>
      <text:p text:style-name="P3"><text:span text:style-name="T2"># 2017-01-09 Include the search text in description of recordings made by searching recursive</text:span></text:p>
      <text:p text:style-name="P3"><text:span text:style-name="T2"># <text:s text:c="11"/>When restoring recording database you can now see how many records in total and number of recursive recordings</text:span></text:p>
      <text:p text:style-name="P3"><text:span text:style-name="T2"># <text:s text:c="11"/>You can restore the whole recording database or just fetch all recursive recordings</text:span></text:p>
      <text:p text:style-name="P3"><text:span text:style-name="T2"># <text:s text:c="11"/>Icons/logos moved from icons folder to logos folder</text:span></text:p>
      <text:p text:style-name="P3"><text:span text:style-name="T2"># 2016-12-30 Infofile is now written, when recording with recorduriffmpeg (DRNU e.t.c.)</text:span></text:p>
      <text:p text:style-name="P3"><text:span text:style-name="T2"># 2016-12-29 Added the 2 Danish children's channels to the list of Direct recording</text:span></text:p>
      <text:p text:style-name="P3"><text:span text:style-name="T2"># <text:s text:c="11"/>Playind Direct recording channels you can select to watch Direct or NTV unless NTV recording is active</text:span></text:p>
      <text:p text:style-name="P3"><text:span text:style-name="T2"># 2016-12-28 The ntvchannels.m3u now uses your web server port and not just 8080</text:span></text:p>
      <text:p text:style-name="P3"><text:span text:style-name="T2"># 2016-12-25 Planned recursive recordings are sorted by search name and added channel name, number and Recursive (Previously sorted by channel name)</text:span></text:p>
      <text:p text:style-name="P3"><text:span text:style-name="T2"># 2016-12-18 Recording with rtmpdump no longer supported by NTV.mx - Always use the FFMPEG option</text:span></text:p>
      <text:p text:style-name="P3"><text:soft-page-break/><text:span text:style-name="T2"># <text:s text:c="11"/>Icons are now part of the program folder in resources/icons</text:span></text:p>
      <text:p text:style-name="P3"><text:span text:style-name="T2"># 2016-11-27 The planned recording view shown number of planned recordings and number of recursive recordings - always use refresh menu entry to keep view updated.</text:span></text:p>
      <text:p text:style-name="P3"><text:span text:style-name="T2"># <text:s text:c="11"/>Failed recordings show ended early or late and loopcount=x if recording is split in several files.</text:span></text:p>
      <text:p text:style-name="P3"><text:span text:style-name="T2"># 2016-11-26 Timeshift not working - recording to timeshift file ok, but not able to display correct.</text:span></text:p>
      <text:p text:style-name="P3"><text:span text:style-name="T2"># <text:s text:c="11"/>The slow FFMPEG option do not record live TV and uses heavy resources.</text:span></text:p>
      <text:p text:style-name="P1">2016-10-19 </text:p>
      <text:p text:style-name="P1">Implemented TimeShift in WozboxNTV. Settings allow to set it off, ask or always on. The size of the starting buffer is set in the settings and default is 10 seconds. TimeShift requires ffmpeg and vlc installed separately! Running timeshift without VLC is not very stable!</text:p>
      <text:p text:style-name="P1">2016-09-23 </text:p>
      <text:p text:style-name="P1">Try implementing TimeShift: When Playing Stream - record with rtmp and show the recording</text:p>
      <text:p text:style-name="P1">2016-09-21 </text:p>
      <text:p text:style-name="P1">When recording directly - records show up in lightgreen. Record directly is set freely as other recording never blocks</text:p>
      <text:p text:style-name="P1">2016-09-19 </text:p>
      <text:p text:style-name="P1">When recording directly - don't make new blue records</text:p>
      <text:p text:style-name="P1">2016-09-14 </text:p>
      <text:p text:style-name="P1">Scanning TV Guide disabled during recording and only one scanning at a time</text:p>
      <text:p text:style-name="P1">2016-09-11 </text:p>
      <text:p text:style-name="P1">You can now use #lineno# in SQLadjustTVguideExample.sql to get an increasing number to use in the sql statements</text:p>
      <text:p text:style-name="P1">2016-08-28 </text:p>
      <text:p text:style-name="P1">Recording directly - select Off, SD or HD</text:p>
      <text:p text:style-name="P1">2016-08-24 </text:p>
      <text:p text:style-name="P1">DR1, DR2, DR3 and DRK are recorded directly from the Danish website, but requires VPN or DNS Proxy if you are out of Denmark. Enabled by Record option</text:p>
      <text:p text:style-name="P1"><text:soft-page-break/>2016-08-17 </text:p>
      <text:p text:style-name="P1">Save at least one setupxml file for each mailaddress used</text:p>
      <text:p text:style-name="P1">2016-08-15 </text:p>
      <text:p text:style-name="P1">When the name of a channel is not found in the local channel database the result is: 'no name &lt;cat&gt;'. This usually happens with new channels that do not yet have a logo</text:p>
      <text:p text:style-name="P1">The IPTV m3u file now points to correct addon</text:p>
      <text:p text:style-name="P1">2016-08-08 </text:p>
      <text:p text:style-name="P1">Log the title when recording</text:p>
      <text:p text:style-name="P1">Loop if error on HTML</text:p>
      <text:p text:style-name="P1">Show channel name and number in the error box - Please subscribe</text:p>
      <text:p text:style-name="P1">2016-07-26 </text:p>
      <text:p text:style-name="P1">Include original version 3.5.0 changes by Mikey1234 about the setting "Old Password"</text:p>
      <text:p text:style-name="P1">2016-07-24 </text:p>
      <text:p text:style-name="P1">Delete record based on recordname and enddate</text:p>
      <text:p text:style-name="P1">2016-07-15 </text:p>
      <text:p text:style-name="P1">Text change when playing NTV from PVR IPTV Simple Client</text:p>
      <text:p text:style-name="P1">2016-07-04 </text:p>
      <text:p text:style-name="P1">Original NTV.mx 3.4.9 changes have been in this version for a long time ;-)</text:p>
      <text:p text:style-name="P1">2016-06-28 </text:p>
      <text:p text:style-name="P1">In description of programs parentheses are exchanged by sharp parentheses - () --&gt; [], as a missing parenthesis prohibit normal recording timing</text:p>
      <text:p text:style-name="P1">Default is now recording active</text:p>
      <text:p text:style-name="P1">2016-06-25 </text:p>
      <text:p text:style-name="P1"><text:soft-page-break/>Can now be used with PVR IPTV Simple Client by using an auto generated m3u file based on your favorite NTV channels - ntvchannels.m3u in the data folder. You must change the channel name to get the right epg for each channel - see MYntvchannels-Example.m3u in the program folder.</text:p>
      <text:p text:style-name="P1">You must set the Kodi time the same as the EPG time as there is no time zone adjustment.</text:p>
      <text:p text:style-name="P1">You must enable the webserver on port 8080 without password, as the m3u files uses json HTTP commands to play your NTV channels.</text:p>
      <text:p text:style-name="P1"/>
      <text:p text:style-name="P1"/>
      <text:p text:style-name="P1">An enhanced version of the original NTV.mx addon including version 3.4.9 and comes in flavors: NTV, White Label, My Indian TV and WozboxNTV.</text:p>
      <text:p text:style-name="P1">It shows icons of most channels</text:p>
      <text:p text:style-name="P1">Recording is controlled via a database and there are views to control recording</text:p>
      <text:p text:style-name="P1">Every time the addon is started it creates the ftvntv-krogsbell.ini file with your channels to use in integration with TV Guides.</text:p>
      <text:p text:style-name="P1">You can select different TV Guides and any program you mark in the TV Guide will be set for recording by the addon - no strange settinge - just select your TV Guide (compatible with the original Tommy Winther TV Guide) and keep it updated.</text:p>
      <text:p text:style-name="P1">You can make recursive recordings from the addon - then on an hourly basis your TV Guide is searched for programs with the text in the program title. Recursive programs found will be marked as notified.</text:p>
      <text:p text:style-name="P1">You can control the TV Guide with an SQL file - example is supplied.</text:p>
      <text:p text:style-name="P1">Recording with RTMPDUMP or FFMPEG on all platforms including Android. If FFMPEG folder is missing in your installation, you can find it at the Google Drive link below.</text:p>
      <text:p text:style-name="P1">This version generates a m3u file to use with PVR IPTV Simple Client.</text:p>
      <text:p text:style-name="P1">Take a look in the changelog.txt to see how things are working.</text:p>
      <text:p text:style-name="P1">Regards Hans </text:p>
      <text:p text:style-name="P1"/>
      <text:p text:style-name="P1">Google Drive link:</text:p>
      <text:p text:style-name="P1">https://drive.google.com/folderview?id=0B-3Zxd-YAuoofmYyVHQ0cE9xeTJyTnd0NEZNSVJqZkpibGhZTzF2M1gzOUZxeDdMM2dUbDQ&amp;usp=sharing</text:p>
      <text:p text:style-name="P1"/>
      <text:p text:style-name="P1">Dropbox links (previous versions):</text:p>
      <text:p text:style-name="P1"><text:soft-page-break/>https://www.dropbox.com/s/495vv3ugoi6k3jl/plugin.video.ntv-5.0.20-2016-03-21-1.zip?dl=0</text:p>
      <text:p text:style-name="P1">https://www.dropbox.com/s/3hf2su9joz8o5kd/plugin.video.myindian-1.0.20-2016-03-21-1.zip?dl=0</text:p>
      <text:p text:style-name="P1">https://www.dropbox.com/s/w4halhwvwzt0950/plugin.video.wliptv-1.0.20-2016-03-21-1.zip?dl=0</text:p>
      <text:p text:style-name="P1"/>
      <text:p text:style-name="P1">Addon to use Raytec EPG (Kode 3025)</text:p>
      <text:p text:style-name="P1">https://www.dropbox.com/s/bofr1e8usmfig8m/service.rytecepgdownloader-0.7.0-2016-04-15-14.zip?dl=0</text:p>
      <text:p text:style-name="P1">Or JinJins original/updated (service.rytecepgdownloader-16.5.9.zip 2016-05-10)</text:p>
      <text:p text:style-name="P1">https://www.dropbox.com/sh/d98stl4i7gtu94q/AADwfdNtpEHbLNsbjozswot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da"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da"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81" meta:word-count="2049" meta:character-count="13428" meta:non-whitespace-character-count="11044"/>
    <meta:generator>LibreOfficeDev/5.1.0.3$Linux_X86_64 LibreOffice_project/</meta:generator>
  </office:meta>
</office:document-meta>
</file>